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2.872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Composants 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prix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>
            <text:p>L293DNEE4</text:p>
          </table:table-cell>
          <table:table-cell office:value-type="float" office:value="9589619">
            <text:p>9589619</text:p>
          </table:table-cell>
          <table:table-cell office:value-type="float" office:value="2.47">
            <text:p>2.47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farnell.com/datasheets/67378.pdf">http://www.farnell.com/datasheets/67378.pdf</text:a></text:p>
          </table:table-cell>
        </table:table-row>
        <table:table-row table:style-name="ro1">
          <table:table-cell table:number-columns-repeated="2"/>
          <table:table-cell office:value-type="string">
            <text:p>max4173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maxim-ic.com/quick_view2.cfm/qv_pk/1971">http://www.maxim-ic.com/quick_view2.cfm/qv_pk/1971</text:a></text:p>
          </table:table-cell>
        </table:table-row>
        <table:table-row table:style-name="ro1">
          <table:table-cell table:number-columns-repeated="2"/>
          <table:table-cell office:value-type="string">
            <text:p>Resistance 0.1</text:p>
          </table:table-cell>
          <table:table-cell office:value-type="float" office:value="1086262">
            <text:p>1086262</text:p>
          </table:table-cell>
          <table:table-cell office:value-type="float" office:value="0.78">
            <text:p>0.78</text:p>
          </table:table-cell>
          <table:table-cell office:value-type="float" office:value="5">
            <text:p>5</text:p>
          </table:table-cell>
          <table:table-cell office:value-type="string">
            <text:p><text:a xlink:href="http://fr.farnell.com/tyco-electronics/smw2r10jt/resistance-2w-5-r10/dp/1086262">http://fr.farnell.com/tyco-electronics/smw2r10jt/resistance-2w-5-r10/dp/1086262</text:a></text:p>
          </table:table-cell>
        </table:table-row>
        <table:table-row table:style-name="ro1">
          <table:table-cell table:number-columns-repeated="2"/>
          <table:table-cell office:value-type="string">
            <text:p>molex alim</text:p>
          </table:table-cell>
          <table:table-cell office:value-type="float" office:value="1675791">
            <text:p>1675791</text:p>
          </table:table-cell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string">
            <text:p>http://fr.farnell.com/multicomp/2114s-02/emb-male-carre-cont-male-3-96mm/dp/1675791?in_merch=New Products &amp;MER=i-9b10-00001144</text:p>
          </table:table-cell>
        </table:table-row>
        <table:table-row table:style-name="ro1">
          <table:table-cell table:number-columns-repeated="2"/>
          <table:table-cell office:value-type="string">
            <text:p>moteurs</text:p>
          </table:table-cell>
          <table:table-cell office:value-type="float" office:value="1111118">
            <text:p>1111118</text:p>
          </table:table-cell>
          <table:table-cell office:value-type="float" office:value="0.85">
            <text:p>0.8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in header x3</text:p>
          </table:table-cell>
          <table:table-cell office:value-type="float" office:value="1364426">
            <text:p>1364426</text:p>
          </table:table-cell>
          <table:table-cell office:value-type="float" office:value="0.26">
            <text:p>0.26</text:p>
          </table:table-cell>
          <table:table-cell office:value-type="float" office:value="3">
            <text:p>3</text:p>
          </table:table-cell>
          <table:table-cell office:value-type="string">
            <text:p><text:a xlink:href="http://fr.farnell.com/harwin/m22-2510305/pin-header/dp/1364426">http://fr.farnell.com/harwin/m22-2510305/pin-header/dp/1364426</text:a></text:p>
          </table:table-cell>
        </table:table-row>
        <table:table-row table:style-name="ro1">
          <table:table-cell table:number-columns-repeated="2"/>
          <table:table-cell office:value-type="string">
            <text:p>jtag header</text:p>
          </table:table-cell>
          <table:table-cell office:value-type="float" office:value="1280618">
            <text:p>1280618</text:p>
          </table:table-cell>
          <table:table-cell office:value-type="float" office:value="1.83">
            <text:p>1.83</text:p>
          </table:table-cell>
          <table:table-cell office:value-type="float" office:value="1">
            <text:p>1</text:p>
          </table:table-cell>
          <table:table-cell office:value-type="string">
            <text:p><text:a xlink:href="http://fr.farnell.com/3m/151210-8422-rb/pin-header/dp/1280618">http://fr.farnell.com/3m/151210-8422-rb/pin-header/dp/1280618</text:a>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o</text:p>
          </table:table-cell>
          <table:table-cell table:style-name="ce1"/>
          <table:table-cell table:style-name="ce1" table:formula="oooc:=SUM([.E4:.E10])" office:value-type="float" office:value="6.45">
            <text:p>6.45</text:p>
          </table:table-cell>
          <table:table-cell table:style-name="ce1"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1">03/01/2009</text:date>, <text:time>23:4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abien</meta:initial-creator>
    <meta:creation-date>2009-01-30T22:12:09</meta:creation-date>
    <dc:creator>fabien</dc:creator>
    <dc:date>2009-02-22T23:01:09</dc:date>
    <meta:editing-cycles>5</meta:editing-cycles>
    <meta:editing-duration>PT8H53M54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